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Table">
      <style:paragraph-properties style:snap-to-layout-grid="false"/>
      <style:text-properties style:use-window-font-color="true"/>
    </style:style>
    <style:style style:name="P9" style:family="paragraph" style:parent-style-name="Table">
      <style:paragraph-properties style:snap-to-layout-grid="false"/>
      <style:text-properties style:use-window-font-color="true"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orphans="2" fo:widows="2" style:writing-mode="lr-tb"/>
      <style:text-properties fo:font-style="normal" fo:background-color="transparent" style:font-style-asian="normal" style:font-style-complex="normal"/>
    </style:style>
    <style:style style:name="P13" style:family="paragraph" style:parent-style-name="Standard">
      <style:paragraph-properties fo:orphans="2" fo:widows="2" style:writing-mode="lr-tb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text-properties fo:font-style="normal" fo:background-color="transparent" style:font-style-asian="normal" style:font-style-complex="normal"/>
    </style:style>
    <style:style style:name="P2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Standard" style:list-style-name="L1"/>
    <style:style style:name="P29" style:family="paragraph" style:parent-style-name="Standard">
      <style:text-properties fo:background-color="transparent"/>
    </style:style>
    <style:style style:name="P30" style:family="paragraph" style:parent-style-name="Standard" style:list-style-name="L2">
      <style:text-properties fo:font-style="normal" style:font-style-asian="normal" style:font-style-complex="normal"/>
    </style:style>
    <style:style style:name="P31" style:family="paragraph" style:parent-style-name="Standard" style:list-style-name="L2">
      <style:text-properties fo:font-style="normal" fo:background-color="transparent" style:font-style-asian="normal" style:font-style-complex="normal"/>
    </style:style>
    <style:style style:name="P32" style:family="paragraph" style:parent-style-name="Standard" style:list-style-name="L3">
      <style:text-properties fo:font-style="normal" fo:background-color="transparent" style:font-style-asian="normal" style:font-style-complex="normal"/>
    </style:style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>
      <style:paragraph-properties fo:orphans="2" fo:widows="2" style:writing-mode="lr-tb"/>
    </style:style>
    <style:style style:name="P37" style:family="paragraph" style:parent-style-name="Standard" style:list-style-name="L7">
      <style:paragraph-properties fo:orphans="2" fo:widows="2" style:writing-mode="lr-tb"/>
    </style:style>
    <style:style style:name="P38" style:family="paragraph" style:parent-style-name="Heading_20_3">
      <style:text-properties fo:background-color="transparent"/>
    </style:style>
    <style:style style:name="P39" style:family="paragraph" style:parent-style-name="Heading_20_3">
      <style:text-properties style:font-size-complex="10pt"/>
    </style:style>
    <style:style style:name="P40" style:family="paragraph" style:parent-style-name="Heading_20_3">
      <style:paragraph-properties fo:orphans="2" fo:widows="2" style:writing-mode="lr-tb"/>
    </style:style>
    <style:style style:name="P41" style:family="paragraph" style:parent-style-name="Комментарий" style:list-style-name="WW8Num46"/>
    <style:style style:name="P42" style:family="paragraph" style:parent-style-name="Комментарий" style:list-style-name="WW8Num80"/>
    <style:style style:name="P43" style:family="paragraph" style:parent-style-name="Комментарий" style:list-style-name="WW8Num14"/>
    <style:style style:name="P44" style:family="paragraph" style:parent-style-name="Комментарий" style:list-style-name="WW8Num48"/>
    <style:style style:name="P45" style:family="paragraph" style:parent-style-name="Комментарий" style:list-style-name="WW8Num37"/>
    <style:style style:name="P4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7">BigSpace</text:p>
          </table:table-cell>
        </table:table-row>
        <table:table-row table:style-name="Таблица1.4">
          <table:table-cell table:style-name="Таблица1.A1" office:value-type="string">
            <text:p text:style-name="P14">Дизайн-документ</text:p>
            <text:p text:style-name="P15"/>
            <text:p text:style-name="P15"/>
            <text:p text:style-name="P15">Автор: Александр Гранин</text:p>
          </table:table-cell>
        </table:table-row>
      </table:table>
      <text:p text:style-name="P23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6"><text:a xlink:type="simple" xlink:href="#__RefHeading__20_113153493" text:style-name="Index_20_Link" text:visited-style-name="Index_20_Link">1. Введение<text:tab/>3</text:a></text:p>
          <text:p text:style-name="P26"><text:a xlink:type="simple" xlink:href="#__RefHeading__22_113153493" text:style-name="Index_20_Link" text:visited-style-name="Index_20_Link">2. Концепция<text:tab/>4</text:a></text:p>
          <text:p text:style-name="P25"><text:a xlink:type="simple" xlink:href="#__RefHeading__24_113153493" text:style-name="Index_20_Link" text:visited-style-name="Index_20_Link">2.1. Введение<text:tab/>4</text:a></text:p>
          <text:p text:style-name="P25"><text:a xlink:type="simple" xlink:href="#__RefHeading__26_113153493" text:style-name="Index_20_Link" text:visited-style-name="Index_20_Link">2.2. Платформа, жанр и аудитория<text:tab/>4</text:a></text:p>
          <text:p text:style-name="P25"><text:a xlink:type="simple" xlink:href="#__RefHeading__28_113153493" text:style-name="Index_20_Link" text:visited-style-name="Index_20_Link">2.3. Основные особенности игры<text:tab/>4</text:a></text:p>
          <text:p text:style-name="P25"><text:a xlink:type="simple" xlink:href="#__RefHeading__30_113153493" text:style-name="Index_20_Link" text:visited-style-name="Index_20_Link">2.4. Описание игры<text:tab/>5</text:a></text:p>
          <text:p text:style-name="P25"><text:a xlink:type="simple" xlink:href="#__RefHeading__32_113153493" text:style-name="Index_20_Link" text:visited-style-name="Index_20_Link">2.5. Предпосылки создания<text:tab/>5</text:a></text:p>
          <text:p text:style-name="P25"><text:a xlink:type="simple" xlink:href="#__RefHeading__34_113153493" text:style-name="Index_20_Link" text:visited-style-name="Index_20_Link">2.6. Платформа<text:tab/>5</text:a></text:p>
          <text:p text:style-name="P26"><text:a xlink:type="simple" xlink:href="#__RefHeading__36_113153493" text:style-name="Index_20_Link" text:visited-style-name="Index_20_Link">3. Функциональная спецификация<text:tab/>6</text:a></text:p>
          <text:p text:style-name="P25"><text:a xlink:type="simple" xlink:href="#__RefHeading__38_113153493" text:style-name="Index_20_Link" text:visited-style-name="Index_20_Link">3.1. Принципы игры <text:tab/>6</text:a></text:p>
          <text:p text:style-name="P27"><text:a xlink:type="simple" xlink:href="#__RefHeading__40_113153493" text:style-name="Index_20_Link" text:visited-style-name="Index_20_Link">3.1.1. Задачи игрока<text:tab/>6</text:a></text:p>
          <text:p text:style-name="P27"><text:a xlink:type="simple" xlink:href="#__RefHeading__1059_1709361289" text:style-name="Index_20_Link" text:visited-style-name="Index_20_Link">3.1.2. Суть игрового процесса<text:tab/>7</text:a></text:p>
          <text:p text:style-name="P27"><text:a xlink:type="simple" xlink:href="#__RefHeading__42_113153493" text:style-name="Index_20_Link" text:visited-style-name="Index_20_Link">3.1.3. Ход игры и сюжет<text:tab/>7</text:a></text:p>
          <text:p text:style-name="P25"><text:a xlink:type="simple" xlink:href="#__RefHeading__44_113153493" text:style-name="Index_20_Link" text:visited-style-name="Index_20_Link">3.2. Физическая модель<text:tab/>7</text:a></text:p>
          <text:p text:style-name="P27"><text:a xlink:type="simple" xlink:href="#__RefHeading__1061_1709361289" text:style-name="Index_20_Link" text:visited-style-name="Index_20_Link">3.2.1. Описание мира<text:tab/>7</text:a></text:p>
          <text:p text:style-name="P27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7"><text:a xlink:type="simple" xlink:href="#__RefHeading__1065_1709361289" text:style-name="Index_20_Link" text:visited-style-name="Index_20_Link">3.2.3. Игровая механика: Энергия<text:tab/>9</text:a></text:p>
          <text:p text:style-name="P27"><text:a xlink:type="simple" xlink:href="#__RefHeading__1067_1709361289" text:style-name="Index_20_Link" text:visited-style-name="Index_20_Link">3.2.4. Игровая механика: Время<text:tab/>9</text:a></text:p>
          <text:p text:style-name="P27"><text:a xlink:type="simple" xlink:href="#__RefHeading__1069_1709361289" text:style-name="Index_20_Link" text:visited-style-name="Index_20_Link">3.2.5. Игровая механика: Время<text:tab/>10</text:a></text:p>
          <text:p text:style-name="P25"><text:a xlink:type="simple" xlink:href="#__RefHeading__46_113153493" text:style-name="Index_20_Link" text:visited-style-name="Index_20_Link">3.3. Персонаж игрока<text:tab/>11</text:a></text:p>
          <text:p text:style-name="P25"><text:a xlink:type="simple" xlink:href="#__RefHeading__48_113153493" text:style-name="Index_20_Link" text:visited-style-name="Index_20_Link">3.4. Элементы игры<text:tab/>11</text:a></text:p>
          <text:p text:style-name="P25"><text:a xlink:type="simple" xlink:href="#__RefHeading__50_113153493" text:style-name="Index_20_Link" text:visited-style-name="Index_20_Link">3.5. «Искусственный интеллект»<text:tab/>11</text:a></text:p>
          <text:p text:style-name="P25"><text:a xlink:type="simple" xlink:href="#__RefHeading__52_113153493" text:style-name="Index_20_Link" text:visited-style-name="Index_20_Link">3.6. Многопользовательский режим<text:tab/>11</text:a></text:p>
          <text:p text:style-name="P25"><text:a xlink:type="simple" xlink:href="#__RefHeading__54_113153493" text:style-name="Index_20_Link" text:visited-style-name="Index_20_Link">3.7. Интерфейс пользователя <text:tab/>11</text:a></text:p>
          <text:p text:style-name="P27"><text:a xlink:type="simple" xlink:href="#__RefHeading__56_113153493" text:style-name="Index_20_Link" text:visited-style-name="Index_20_Link">3.7.1. Блок-схема<text:tab/>11</text:a></text:p>
          <text:p text:style-name="P27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7"><text:a xlink:type="simple" xlink:href="#__RefHeading__60_113153493" text:style-name="Index_20_Link" text:visited-style-name="Index_20_Link">3.7.3. Объекты интерфейса пользователя<text:tab/>12</text:a></text:p>
          <text:p text:style-name="P25"><text:a xlink:type="simple" xlink:href="#__RefHeading__62_113153493" text:style-name="Index_20_Link" text:visited-style-name="Index_20_Link">3.8. Графика и видео<text:tab/>12</text:a></text:p>
          <text:p text:style-name="P27"><text:a xlink:type="simple" xlink:href="#__RefHeading__64_113153493" text:style-name="Index_20_Link" text:visited-style-name="Index_20_Link">3.8.1. Общее описание<text:tab/>12</text:a></text:p>
          <text:p text:style-name="P27"><text:a xlink:type="simple" xlink:href="#__RefHeading__66_113153493" text:style-name="Index_20_Link" text:visited-style-name="Index_20_Link">3.8.2. Двумерная графика и анимация<text:tab/>12</text:a></text:p>
          <text:p text:style-name="P27"><text:a xlink:type="simple" xlink:href="#__RefHeading__68_113153493" text:style-name="Index_20_Link" text:visited-style-name="Index_20_Link">3.8.3. Трехмерная графика и анимация<text:tab/>12</text:a></text:p>
          <text:p text:style-name="P27"><text:a xlink:type="simple" xlink:href="#__RefHeading__70_113153493" text:style-name="Index_20_Link" text:visited-style-name="Index_20_Link">3.8.4. Анимационные вставки<text:tab/>12</text:a></text:p>
          <text:p text:style-name="P25"><text:a xlink:type="simple" xlink:href="#__RefHeading__72_113153493" text:style-name="Index_20_Link" text:visited-style-name="Index_20_Link">3.9. Звуки и музыка <text:tab/>13</text:a></text:p>
          <text:p text:style-name="P27"><text:a xlink:type="simple" xlink:href="#__RefHeading__74_113153493" text:style-name="Index_20_Link" text:visited-style-name="Index_20_Link">3.9.1. Общее описание<text:tab/>13</text:a></text:p>
          <text:p text:style-name="P27"><text:a xlink:type="simple" xlink:href="#__RefHeading__76_113153493" text:style-name="Index_20_Link" text:visited-style-name="Index_20_Link">3.9.2. Звук и звуковые эффекты<text:tab/>13</text:a></text:p>
          <text:p text:style-name="P27"><text:a xlink:type="simple" xlink:href="#__RefHeading__78_113153493" text:style-name="Index_20_Link" text:visited-style-name="Index_20_Link">3.9.3. Музыка<text:tab/>13</text:a></text:p>
          <text:p text:style-name="P25"><text:a xlink:type="simple" xlink:href="#__RefHeading__80_113153493" text:style-name="Index_20_Link" text:visited-style-name="Index_20_Link">3.10. Описание уровней<text:tab/>13</text:a></text:p>
          <text:p text:style-name="P27"><text:a xlink:type="simple" xlink:href="#__RefHeading__82_113153493" text:style-name="Index_20_Link" text:visited-style-name="Index_20_Link">3.10.1. Общее описание дизайна уровней<text:tab/>13</text:a></text:p>
          <text:p text:style-name="P27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7"><text:a xlink:type="simple" xlink:href="#__RefHeading__86_113153493" text:style-name="Index_20_Link" text:visited-style-name="Index_20_Link">3.10.3. График введения новых объектов<text:tab/>13</text:a></text:p>
          <text:p text:style-name="P26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6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1694217509" text:style-name="WW8Num46">
        <text:list-item>
          <text:p text:style-name="P41">Комментарии по организации содержимого документа</text:p>
        </text:list-item>
        <text:list-item>
          <text:p text:style-name="P41">Ссылки на и используемые материалы, копирайты и прочее</text:p>
        </text:list-item>
        <text:list-item>
          <text:p text:style-name="P41">История изменений документа</text:p>
        </text:list-item>
        <text:list-item>
          <text:p text:style-name="P41">Список авторов</text:p>
        </text:list-item>
        <text:list-item>
          <text:p text:style-name="P41">Условные обозначения, сокращения и другие соглашения</text:p>
        </text:list-item>
        <text:list-item>
          <text:p text:style-name="P41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e, конструктора, стратегии реального времени <text:span text:style-name="T3">(RTS)</text:span> и программирования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 (<text:span text:style-name="T8">TBD</text:span>)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820820931" text:style-name="L1">
        <text:list-item>
          <text:p text:style-name="P28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8">Изменяемые алгоритмы, управляющие игровыми объектами.</text:p>
        </text:list-item>
        <text:list-item>
          <text:p text:style-name="P28">Время как важная концепция. Путешествие во времени по особым законам.</text:p>
        </text:list-item>
        <text:list-item>
          <text:p text:style-name="P28">Процедурная генерация мира.</text:p>
        </text:list-item>
        <text:list-item>
          <text:p text:style-name="P28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8">Разнообразные фантастические объекты космоса, обусловленные фантастической моделью.</text:p>
        </text:list-item>
        <text:list-item>
          <text:p text:style-name="P28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8">Свобода действий, не требующая следования сюжету.</text:p>
        </text:list-item>
        <text:list-item>
          <text:p text:style-name="P28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8">Противник с необычной психологией.</text:p>
        </text:list-item>
        <text:list-item>
          <text:p text:style-name="P28">Особый геймплей.</text:p>
        </text:list-item>
      </text:list>
      <text:p text:style-name="P24">Игра пригодна для издания на западном рынке.</text:p>
      <text:p text:style-name="Standard">Примерный объем игры — 100 часов. (<text:span text:style-name="T8">TBD</text:span>)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204912203" text:continue-list="list1694217509" text:style-name="WW8Num46">
        <text:list-item>
          <text:p text:style-name="P41">общие тенденции рынка в этом направлении</text:p>
        </text:list-item>
        <text:list-item>
          <text:p text:style-name="P41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(<text:span text:style-name="T8">TBD: указаны шаблонные данные</text:span>.)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<text:soft-page-break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21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Во время активации объект становится реальным единым объектом, а не просто набором из частей. До момента активации считается, что объект еще не существует<text:note text:id="ftn2" text:note-class="footnote"><text:note-citation>2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0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21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0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oft-page-break/><text:span text:style-name="T10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P21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p>
      <text:p text:style-name="Standard">(<text:span text:style-name="T8">TBD: Строительные роботы. Исследовать.</text:span>)</text:p>
      <text:p text:style-name="P21">(<text:span text:style-name="T8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<text:soft-page-break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3" text:note-class="footnote"><text:note-citation>3</text:note-citation><text:note-body><text:p text:style-name="Footnote">Тахионы в игре имеют некоторые сходные черты с тахионами из реальных концепций (см. статьи на Википедии «Сверхсветовое движение: сверхсветовые частицы», «Тахион»), но не являются точной копией. Многие свойства игровых тахионов вымышлены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возникают не только из-за влияния гранул, но и при прочих условиях. Это области, в которых законы мира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4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(<text:span text:style-name="T8">TBD: перенос информации со скоростью света и несоответствие видимого расположения звезд реальному. Нужно ли? Что позволит? Какие ограничения? Как впишется в остальные концепции? Обдумать. Сделать прототип.</text:span>)</text:p>
      <text:p text:style-name="Standard">(<text:span text:style-name="T8">TBD: детализация мира. Уточнить.</text:span>)</text:p>
      <text:p text:style-name="Standard">(<text:span text:style-name="T8">TBD: дополнить описание мира.</text:span>)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.</text:p>
      <text:p text:style-name="Standard">Поначалу все алгоритмы первого корабля — базовые и примитивные, так как он отправлен в прошлое «налегке»<text:note text:id="ftn4" text:note-class="footnote"><text:note-citation>4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<text:soft-page-break/>алгоритмы, разрабатывая новые с помощью бортового компьютера<text:note text:id="ftn5" text:note-class="footnote"><text:note-citation>5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. Игрок может строить целые заводы, города, вычислительные машины, огромные космические флоты, даже настоящие «Звезды Смерти». Концептуальных ограничений нет, на ресурсы — тоже, есть только неизбежные ограничения реального мира, которые здесь не рассматриваются.</text:p>
      <text:p text:style-name="Standard">Главным игровым ресурсом служит энергия, которая бывает трех видов: синяя, зеленая, красная. <text:span text:style-name="T9"><text:s/>Игрок строит энергостанции вблизи звезд, и те вырабатывают синюю энергию. Энергию необходимо транспортировать к потребителю. Энергоканалы напрямую связывают энергостанцию с потребителем, но если энергия нужна в другой части космоса, игрок должен построить два транслятора, которые будут передавать энергию через пространство со скоростью света. Дополнительной возможностью является трансмиттер: энергия в виде энергоблоков-хранилищ может быть перекинута куда-то как обычный объект. Наконец, энергоблок можно просто перевезти на корабле и подключить к удаленной системе вручную.</text:span></text:p>
      <text:p text:style-name="P18">Игрок производит элементы инфраструктуры на корабле, а затем размещает их на орбите космического объекта или в открытом космосе.</text:p>
      <text:p text:style-name="P18">(<text:span text:style-name="T8">TBD: дописать.</text:span>)</text:p>
      <text:h text:style-name="P38" text:outline-level="3"><text:bookmark-start text:name="__RefHeading__1065_1709361289"/>Энергия<text:bookmark-end text:name="__RefHeading__1065_1709361289"/></text:h>
      <text:p text:style-name="P18">Энергия бывает трех видов: синяя (обычная), зеленая (ценная), красная (очень ценная).</text:p>
      <text:p text:style-name="P18">1 единица красной энергии = 10^3 единиц зеленой энергии = 10^6 единиц синей энергии.</text:p>
      <text:p text:style-name="P18">Энергия добывается активным и пассивным способом.</text:p>
      <text:list xml:id="list1177577124" text:style-name="L2">
        <text:list-item>
          <text:p text:style-name="P30">Активный способ: энергостанции. Преобразуют энергию звезды в пригодный к использованию вид.</text:p>
        </text:list-item>
        <text:list-item>
          <text:p text:style-name="P31">Пассивный способ: накопление. Элементы-носители, из которых состоит хранилище, с некоторой вероятностью могут получить единицу энергии из-за того, что их непрерывно бомбардирует внешнее излучение, преимущественно реликтовое. Количество экстраединиц энергии зависит от типа излучения, интенсивности, взаимного расположения уже заряженных элементов в хранилище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жизненно необходимым.</text:p>
        </text:list-item>
      </text:list>
      <text:p text:style-name="P22"><text:soft-page-break/>Энергия может быть транспортирована в хранилище или напрямую к энергопотребителям. Есть три способа.</text:p>
      <text:list xml:id="list790730651" text:style-name="L3">
        <text:list-item>
          <text:p text:style-name="P32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p>
        </text:list-item>
        <text:list-item>
          <text:p text:style-name="P32">Пересылка энергоблоков с помощью трансмиттера.</text:p>
        </text:list-item>
        <text:list-item>
          <text:p text:style-name="P32">Трансляторы. Энергия пересылается между двумя трансляторами со скоростью света.</text:p>
        </text:list-item>
      </text:list>
      <text:p text:style-name="P22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p>
      <text:p text:style-name="P22">Один вид энергии можно конвертировать в другой, для этого используются преобразователи.</text:p>
      <text:p text:style-name="P22">(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)</text:p>
      <text:p text:style-name="P18">(<text:span text:style-name="T8">TBD: соотношение энергий. Уточнить.</text:span>)</text:p>
      <text:p text:style-name="P18">(<text:span text:style-name="T8">TBD: использование энергии.</text:span>)</text:p>
      <text:p text:style-name="P18">(<text:span text:style-name="T8">TBD: хранение энергии. Хранилище и энергоблок.</text:span>)</text:p>
      <text:p text:style-name="P18">(<text:span text:style-name="T8">TBD: активная добыча энергии: диапазоны длин волн, интенсивность, ...</text:span>)</text:p>
      <text:p text:style-name="P18">(<text:span text:style-name="T8">TBD: пассивная добыча энергии. Законы влияния.</text:span>)</text:p>
      <text:p text:style-name="P18">(<text:span text:style-name="T8">TBD: преобразователь. Законы конвертации энергии. </text:span><text:span text:style-name="T11">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span>)</text:p>
      <text:p text:style-name="P18">(<text:span text:style-name="T8">TBD: законы потребления энергии.</text:span>)</text:p>
      <text:p text:style-name="Standard"><text:span text:style-name="T9">(</text:span><text:span text:style-name="T8">TBD: законы передачи энергии транслятором. Только ли со скоростью света? Или есть случаи, когда быстрее/медленнее скорости света?</text:span><text:span text:style-name="T9">)</text:span></text:p>
      <text:h text:style-name="Heading_20_3" text:outline-level="3"><text:bookmark-start text:name="__RefHeading__1067_1709361289"/><text:span text:style-name="T9">Время</text:span><text:bookmark-end text:name="__RefHeading__1067_1709361289"/></text:h>
      <text:p text:style-name="P19">Ощущение времени</text:p>
      <text:p text:style-name="P18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9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<text:soft-page-break/>объекты попадают в особые условия, энтропия внешних и собственных объектов ведет себя по-разному.</text:p>
      <text:list xml:id="list696876921" text:style-name="L4">
        <text:list-item>
          <text:p text:style-name="P33">Собственный объект движется с околосветовой скоростью.</text:p>
        </text:list-item>
      </text:list>
      <text:list xml:id="list306628710" text:style-name="L5">
        <text:list-item>
          <text:p text:style-name="P34">Его временная энтропия нарастает по обычному закону.</text:p>
        </text:list-item>
        <text:list-item>
          <text:p text:style-name="P34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903237368" text:continue-list="list696876921" text:style-name="L4">
        <text:list-item>
          <text:p text:style-name="P33">Внешний объект движется с околосветовой скоростью.</text:p>
        </text:list-item>
      </text:list>
      <text:list xml:id="list353007765" text:continue-list="list306628710" text:style-name="L5">
        <text:list-item>
          <text:p text:style-name="P34">Его временная энтропия нарастает медленнее.</text:p>
        </text:list-item>
        <text:list-item>
          <text:p text:style-name="P34">Его внутреннее время идет медленнее.</text:p>
        </text:list-item>
      </text:list>
      <text:list xml:id="list1498604472" text:continue-list="list1903237368" text:style-name="L4">
        <text:list-item>
          <text:p text:style-name="P33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526432554" text:continue-list="list353007765" text:style-name="L5">
        <text:list-item>
          <text:p text:style-name="P34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445452952" text:continue-list="list1498604472" text:style-name="L4">
        <text:list-item>
          <text:p text:style-name="P33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1425530023" text:style-name="L6">
        <text:list-item>
          <text:p text:style-name="P35">Временная энтропия несмещенного объекта равна его возрасту и предела не имеет.</text:p>
        </text:list-item>
        <text:list-item>
          <text:p text:style-name="P35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35">(<text:span text:style-name="T8">TBD</text:span>) Временная энтропия смещенных вперед объектов.</text:p>
        </text:list-item>
      </text:list>
      <text:p text:style-name="P21">(<text:span text:style-name="T8">TBD: релятивистские эффекты. Уточнить, проверить, разработать прототипы.</text:span>)</text:p>
      <text:p text:style-name="P20">Путешествия во времени</text:p>
      <text:p text:style-name="Standard">(<text:span text:style-name="T8">TBD</text:span>)</text:p>
      <text:h text:style-name="P38" text:outline-level="3">Элементы</text:h>
      <text:p text:style-name="P18">Главная форма элементов — куб.</text:p>
      <text:p text:style-name="Standard"><text:span text:style-name="T9">(</text:span><text:span text:style-name="T8">TBD: материальная форма элемента. Возможна ли иная форма, кроме куба?</text:span><text:span text:style-name="T9">)</text:span></text:p>
      <text:p text:style-name="Standard"><text:span text:style-name="T9">(</text:span><text:span text:style-name="T8">TBD: элементы. Описать механику, законы, форму и содержание, виды, варианты взаимодействия, способы использования, сценарии</text:span><text:span text:style-name="T9">)</text:span></text:p>
      <text:h text:style-name="P38" text:outline-level="3">Изменяемые алгоритмы</text:h>
      <text:p text:style-name="Standard"><text:span text:style-name="T9">(</text:span>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9">)</text:span></text:p>
      <text:h text:style-name="P38" text:outline-level="3">Язык программирования</text:h>
      <text:p text:style-name="Standard"><text:span text:style-name="T9">(</text:span><text:span text:style-name="T8">TBD: язык программирования.</text:span><text:span text:style-name="T9">)</text:span></text:p>
      <text:p text:style-name="Standard"><text:span text:style-name="T9">(</text:span><text:span text:style-name="T8">TBD: требования к языку программирования и к игроку.</text:span><text:span text:style-name="T9">)</text:span></text:p>
      <text:h text:style-name="Heading_20_3" text:outline-level="3"><text:soft-page-break/><text:span text:style-name="T9">Космические базы</text:span></text:h>
      <text:p text:style-name="Standard"><text:span text:style-name="T9">(</text:span><text:span text:style-name="T8">TBD: размещение баз, виды, компоненты</text:span><text:span text:style-name="T9">)</text:span></text:p>
      <text:h text:style-name="Heading_20_3" text:outline-level="3"><text:span text:style-name="T9">Аномалии космоса</text:span></text:h>
      <text:p text:style-name="Standard"><text:span text:style-name="T9">(</text:span><text:span text:style-name="T8">TBD: аномалии.</text:span><text:span text:style-name="T9">)</text:span></text:p>
      <text:p text:style-name="Standard"><text:span text:style-name="T9">(</text:span><text:span text:style-name="T8">TBD: влияние аномалий на передачу трансмиттера и транслятора.</text:span><text:span text:style-name="T9">)</text:span></text:p>
      <text:p text:style-name="Standard"><text:span text:style-name="T9">(</text:span><text:span text:style-name="T8">TBD: влияние аномалий на пассивную добычу энергии.</text:span><text:span text:style-name="T9">)</text:span></text:p>
      <text:p text:style-name="Standard"><text:span text:style-name="T9">(</text:span><text:span text:style-name="T8">TBD: аномалии и гранулы.</text:span><text:span text:style-name="T9">)</text:span></text:p>
      <text:p text:style-name="Standard"><text:span text:style-name="T9">(</text:span><text:span text:style-name="T8">TBD: аномалии и вещество.</text:span><text:span text:style-name="T9">)</text:span></text:p>
      <text:h text:style-name="P38" text:outline-level="3">Гранулы</text:h>
      <text:p text:style-name="P18">(<text:span text:style-name="T8">На данный момент гранулы — самая спорная из концепций.</text:span>)</text:p>
      <text:p text:style-name="P18">Гранулы делятся на три вида: плюс-гранулы, минус-гранулы и нуль-гранулы.</text:p>
      <text:p text:style-name="Standard"><text:span text:style-name="T9">Плюс-гранулы. Являются источником особого воздействия. Создаются в два этапа: установка якоря в настоящем времени и привязка гранулы в будущем.</text:span></text:p>
      <text:p text:style-name="Standard"><text:span text:style-name="T9">Минус-гранулы. Являются поглотителем особого воздействия. Создаются также в два этапа: якорь в настоящем и привязка гранулы в прошлом.</text:span></text:p>
      <text:p text:style-name="P18">Нуль-гранулы нейтральны. Устанавливаются в любой момент без якорей.</text:p>
      <text:p text:style-name="P18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Standard"><text:span text:style-name="T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Но затем появился 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span></text:p>
      <text:p text:style-name="Standard"><text:span text:style-name="T9">(</text:span><text:span text:style-name="T8">TBD: Гранулы и аномалии.</text:span><text:span text:style-name="T9">)</text:span></text:p>
      <text:p text:style-name="Standard"><text:span text:style-name="T9">(</text:span><text:span text:style-name="T8">TBD: шаг решетки.</text:span><text:span text:style-name="T9">)</text:span>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721059631" text:continue-list="list1204912203" text:style-name="WW8Num46">
        <text:list-item>
          <text:p text:style-name="P41">Перемещения</text:p>
        </text:list-item>
        <text:list-item>
          <text:p text:style-name="P41">Боевые действия</text:p>
        </text:list-item>
        <text:list-item>
          <text:p text:style-name="P4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<text:soft-page-break/>Элементы игры<text:bookmark-end text:name="_Ref46313435"/><text:bookmark-end text:name="_Ref46313460"/><text:bookmark-end text:name="__RefHeading__48_113153493"/></text:h>
      <text:h text:style-name="P40" text:outline-level="3">Трансмиттер</text:h>
      <text:p text:style-name="P11">(<text:span text:style-name="T8">TBD: трансмиттер</text:span>)</text:p>
      <text:h text:style-name="P40" text:outline-level="3">Сканер</text:h>
      <text:p text:style-name="P11">(<text:span text:style-name="T8">TBD: сканер</text:span>)</text:p>
      <text:h text:style-name="P40" text:outline-level="3">Транслятор</text:h>
      <text:p text:style-name="P11"><text:span text:style-name="T9">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</text:span></text:p>
      <text:p text:style-name="P12">Изначально в трансляторе применяется вырожденный алгоритм архивации, когда архив представляет собой исходный объект. Алгоритм может быть улучшен.</text:p>
      <text:h text:style-name="P40" text:outline-level="3">Энергостанция</text:h>
      <text:p text:style-name="P13">(<text:span text:style-name="T8">TBD: энергостанция</text:span>)</text:p>
      <text:h text:style-name="P40" text:outline-level="3">Энергоканал</text:h>
      <text:p text:style-name="P13">(<text:span text:style-name="T8">TBD: энергоканал</text:span>)</text:p>
      <text:h text:style-name="P40" text:outline-level="3">Энергоблок</text:h>
      <text:p text:style-name="P13"><text:span text:style-name="T9">Энергоблок — это структура из элементов 10х10х10. Вмещает 1000 единиц энергии любого вида. В одном блоке можно хранить элементы, заряженные разными видами энергии. Имеет синий, зеленый, красный индикаторы количества заряженных элементов.</text:span></text:p>
      <text:p text:style-name="P13"><text:span text:style-name="T9">Работает в двух режимах: структурированный и случайный.</text:span></text:p>
      <text:list xml:id="list2099996168" text:style-name="L7">
        <text:list-item>
          <text:p text:style-name="P37"><text:span text:style-name="T9">Структурированный режим. Заряженные элементы заполняют энергоблок по типу стека, начиная с условной нижней части.</text:span></text:p>
        </text:list-item>
        <text:list-item>
          <text:p text:style-name="P37"><text:span text:style-name="T9">Случайный режим. Заряженные элементы случайно рассредоточены по объему энергоблока.</text:span></text:p>
        </text:list-item>
      </text:list>
      <text:p text:style-name="P13"><text:span text:style-name="T9">Энергия восстанавливается в энергоблоке пассивным образом. На количество экстраединиц влияет взаимное расположение уже имеющихся заряженных элементов. <text:s/>Чем их больше, тем вероятнее. Также важны внешние факторы. Некоторые виды излучения увеличивают вероятность возникновения экстраединиц, иные — наоборот, уменьшают.</text:span></text:p>
      <text:p text:style-name="P13"><text:span text:style-name="T9">(</text:span><text:span text:style-name="T8">TBD: энергоблок. Уточнить характеристики.</text:span><text:span text:style-name="T9">)</text:span></text:p>
      <text:p text:style-name="P13"><text:span text:style-name="T9">(</text:span><text:span text:style-name="T8">TBD: законы самовосстановления энергии. Картинка.</text:span><text:span text:style-name="T9">)</text:span></text:p>
      <text:h text:style-name="P40" text:outline-level="3">Хранилище</text:h>
      <text:p text:style-name="P13"><text:span text:style-name="T9">Хранилище — элемент инфраструктуры, в котором можно держать 8 и менее энергоблоков. Хранилище имеет несколько интерфейсов, которые могут работать на вход и на выход.</text:span></text:p>
      <text:p text:style-name="P13"><text:span text:style-name="T9">(</text:span><text:span text:style-name="T8">TBD: хранилище. Уточнить структуру.</text:span><text:span text:style-name="T9">)</text:span></text:p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2165250257" text:continue-list="list1721059631" text:style-name="WW8Num46">
        <text:list-item>
          <text:p text:style-name="P41"><text:soft-page-break/>Юниты и строения – <text:span text:style-name="T3">RTS</text:span>, <text:span text:style-name="T3">TBS</text:span></text:p>
        </text:list-item>
        <text:list-item>
          <text:p text:style-name="P41">Предметы (<text:span text:style-name="T3">items</text:span>) – <text:span text:style-name="T3">RTS</text:span>, <text:span text:style-name="T3">RPG</text:span></text:p>
        </text:list-item>
        <text:list-item>
          <text:p text:style-name="P41">Оружие – <text:span text:style-name="T3">FPS</text:span>, <text:span text:style-name="T3">RPG</text:span></text:p>
        </text:list-item>
        <text:list-item>
          <text:p text:style-name="P41"><text:span text:style-name="T3">NPC </text:span>и персонажи</text:p>
        </text:list-item>
        <text:list-item>
          <text:p text:style-name="P41">Транспортные средства<text:span text:style-name="T3"> – simulators</text:span></text:p>
        </text:list-item>
        <text:list-item>
          <text:p text:style-name="P41">Карты </text:p>
        </text:list-item>
        <text:list-item>
          <text:p text:style-name="P4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209519965" text:continue-numbering="true" text:style-name="WW8Num46">
        <text:list-item>
          <text:p text:style-name="P41">«Жанр» - <text:span text:style-name="T3">deathmatch</text:span>, <text:span text:style-name="T3">ctf</text:span> или другое</text:p>
        </text:list-item>
        <text:list-item>
          <text:p text:style-name="P41">Количество игроков</text:p>
        </text:list-item>
        <text:list-item>
          <text:p text:style-name="P41">Характеристика действий игрока и доступных игровых элементов, в отличие от описанных выше</text:p>
        </text:list-item>
        <text:list-item>
          <text:p text:style-name="P4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3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39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3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<text:soft-page-break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3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102383884" text:continue-numbering="true" text:style-name="WW8Num46">
        <text:list-item>
          <text:p text:style-name="P4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41">Стилистика, атмосфера и палитра</text:p>
        </text:list-item>
        <text:list-item>
          <text:p text:style-name="P41">Другие общие сведения </text:p>
        </text:list-item>
      </text:list>
      <text:h text:style-name="P3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739731412" text:continue-numbering="true" text:style-name="WW8Num46">
        <text:list-item>
          <text:p text:style-name="P41">Интерфейс</text:p>
        </text:list-item>
        <text:list-item>
          <text:p text:style-name="P4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65712748" text:continue-numbering="true" text:style-name="WW8Num46">
        <text:list-item>
          <text:p text:style-name="P41">Персонажи, строения и юниты.</text:p>
        </text:list-item>
        <text:list-item>
          <text:p text:style-name="P41">Игровой мир (ландшафты и статические объекты)</text:p>
        </text:list-item>
      </text:list>
      <text:h text:style-name="P3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404153024" text:style-name="WW8Num80">
        <text:list-item>
          <text:p text:style-name="P42">3<text:span text:style-name="T3">D </text:span>модели</text:p>
        </text:list-item>
        <text:list-item>
          <text:p text:style-name="P42">текстуры</text:p>
        </text:list-item>
        <text:list-item>
          <text:p text:style-name="P42">анимации</text:p>
        </text:list-item>
      </text:list>
      <text:h text:style-name="P39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124627416" text:style-name="WW8Num14">
        <text:list-item>
          <text:p text:style-name="P43">Перечень и их расположение в игре (начальный ролик, финальный ролик, ролики миссий и т.д.)</text:p>
        </text:list-item>
        <text:list-item>
          <text:p text:style-name="P43">Характер исполнения (на «движке» игры или отдельная анимация)</text:p>
        </text:list-item>
        <text:list-item>
          <text:p text:style-name="P4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39" text:outline-level="3"><text:bookmark-start text:name="__RefHeading__74_113153493"/>Общее описание<text:bookmark-end text:name="__RefHeading__74_113153493"/></text:h>
      <text:p text:style-name="Комментарий"><text:soft-page-break/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39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277095541" text:style-name="WW8Num48">
        <text:list-item>
          <text:p text:style-name="P44">Интерфейса</text:p>
        </text:list-item>
        <text:list-item>
          <text:p text:style-name="P44">Спецэффектов</text:p>
        </text:list-item>
        <text:list-item>
          <text:p text:style-name="P44">Игровых объектов</text:p>
        </text:list-item>
        <text:list-item>
          <text:p text:style-name="P44">Диалогов и анимационных вставок</text:p>
        </text:list-item>
      </text:list>
      <text:h text:style-name="P3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453947455" text:style-name="WW8Num37">
        <text:list-item>
          <text:p text:style-name="P45">Главный интерфейс новой игры</text:p>
        </text:list-item>
        <text:list-item>
          <text:p text:style-name="P45">Состав музыкального сопровождения роликов</text:p>
        </text:list-item>
        <text:list-item>
          <text:p text:style-name="P45">Состав тем по уровням игры или их связь</text:p>
        </text:list-item>
        <text:list-item>
          <text:p text:style-name="P4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Описание уровней<text:bookmark-end text:name="_Ref46138254"/><text:bookmark-end text:name="__RefHeading__80_113153493"/></text:h>
      <text:h text:style-name="P3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3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3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26T22:23:37.99">26.09.2012</text:date> <text:date style:data-style-name="N108" text:date-value="2012-09-26T22:23:37.99">10:23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8</text:page-number></text:span> из <text:span text:style-name="Page_20_Number"><text:page-count style:num-format="1">18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6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26T22:23:38</dc:date>
    <meta:print-date>2003-07-18T14:03:00</meta:print-date>
    <meta:editing-cycles>493</meta:editing-cycles>
    <meta:editing-duration>PT22H58M37S</meta:editing-duration>
    <meta:generator>LibreOffice/3.5$Linux_X86_64 LibreOffice_project/350m1$Build-2</meta:generator>
    <dc:creator>gas </dc:creator>
    <meta:document-statistic meta:table-count="6" meta:image-count="0" meta:object-count="0" meta:page-count="18" meta:paragraph-count="334" meta:word-count="4828" meta:character-count="33183" meta:non-whitespace-character-count="31505"/>
    <meta:user-defined meta:name="Поле 1"/>
    <meta:user-defined meta:name="Поле 2"/>
    <meta:user-defined meta:name="Поле 3"/>
    <meta:user-defined meta:name="Поле 4"/>
  </office:meta>
</office:document-meta>
</file>